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02in"/>
    </style:style>
    <style:style style:name="co2" style:family="table-column">
      <style:table-column-properties fo:break-before="auto" style:column-width="3.0118in"/>
    </style:style>
    <style:style style:name="co3" style:family="table-column">
      <style:table-column-properties fo:break-before="auto" style:column-width="4.56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ompany Name:</text:p>
          </table:table-cell>
          <table:table-cell office:value-type="string">
            <text:p>URL:</text:p>
          </table:table-cell>
          <table:table-cell office:value-type="string">
            <text:p>Address:</text:p>
          </table:table-cell>
        </table:table-row>
        <table:table-row table:style-name="ro2">
          <table:table-cell office:value-type="string">
            <text:p>LA SEO Service</text:p>
          </table:table-cell>
          <table:table-cell table:style-name="ce1" office:value-type="string">
            <text:p><text:span text:style-name="T1"><text:a xlink:href="http://losangeles-seoservices.com/">http://losangeles-seoservices.com/</text:a></text:span></text:p>
          </table:table-cell>
          <table:table-cell table:style-name="ce2" office:value-type="string">
            <text:p>13101 Washington Blvd, Los Angeles, CA 90066</text:p>
          </table:table-cell>
        </table:table-row>
        <table:table-row table:style-name="ro2">
          <table:table-cell office:value-type="string">
            <text:p>SEO Expert Danny</text:p>
          </table:table-cell>
          <table:table-cell office:value-type="string">
            <text:p><text:a xlink:href="https://seoexpertdanny.com/">https://seoexpertdanny.com/</text:a></text:p>
          </table:table-cell>
          <table:table-cell table:style-name="ce2" office:value-type="string">
            <text:p>2658 Griffith Park Blvd., Ste 380, Los Angeles, CA 90039</text:p>
          </table:table-cell>
        </table:table-row>
        <table:table-row table:style-name="ro2">
          <table:table-cell office:value-type="string">
            <text:p>TrafficZoom</text:p>
          </table:table-cell>
          <table:table-cell office:value-type="string">
            <text:p><text:a xlink:href="http://www.trafficzoom.com/">http://www.trafficzoom.com/</text:a></text:p>
          </table:table-cell>
          <table:table-cell office:value-type="string">
            <text:p>1642 Westwood Blvd. Los Angeles, CA 90024</text:p>
          </table:table-cell>
        </table:table-row>
        <table:table-row table:style-name="ro2">
          <table:table-cell office:value-type="string">
            <text:p>The SEO Dentist</text:p>
          </table:table-cell>
          <table:table-cell office:value-type="string">
            <text:p><text:a xlink:href="http://optimizedcreation.com/">http://optimizedcreation.com/</text:a></text:p>
          </table:table-cell>
          <table:table-cell office:value-type="string">
            <text:p>600 W 9th St. Los Angeles, CA 90015</text:p>
          </table:table-cell>
        </table:table-row>
        <table:table-row table:style-name="ro2">
          <table:table-cell office:value-type="string">
            <text:p>Zoiden</text:p>
          </table:table-cell>
          <table:table-cell office:value-type="string">
            <text:p><text:a xlink:href="http://www.zoiden.com/los-angeles-seo-services/">http://www.zoiden.com/los-angeles-seo-services/</text:a></text:p>
          </table:table-cell>
          <table:table-cell/>
        </table:table-row>
        <table:table-row table:style-name="ro2">
          <table:table-cell office:value-type="string">
            <text:p>GK Media Inc</text:p>
          </table:table-cell>
          <table:table-cell office:value-type="string">
            <text:p><text:a xlink:href="http://www.gkmediainc.com/">http://www.gkmediainc.com/</text:a></text:p>
          </table:table-cell>
          <table:table-cell office:value-type="string">
            <text:p>2271 Grand Ave. Long Beach, CA 90815</text:p>
          </table:table-cell>
        </table:table-row>
        <table:table-row table:style-name="ro2">
          <table:table-cell office:value-type="string">
            <text:p>Steve Wiideman</text:p>
          </table:table-cell>
          <table:table-cell office:value-type="string">
            <text:p><text:a xlink:href="http://www.seosteve.com/">http://www.seosteve.com/</text:a></text:p>
          </table:table-cell>
          <table:table-cell office:value-type="string">
            <text:p>14241 Firestone Blvd., Ste 400, La Mirada, CA 90638</text:p>
          </table:table-cell>
        </table:table-row>
        <table:table-row table:style-name="ro2">
          <table:table-cell office:value-type="string">
            <text:p>Buddha SEO</text:p>
          </table:table-cell>
          <table:table-cell office:value-type="string">
            <text:p><text:a xlink:href="http://www.buddhaseo.com/">http://www.buddhaseo.com/</text:a></text:p>
          </table:table-cell>
          <table:table-cell office:value-type="string">
            <text:p>22817 Ventura Blvd., Ste 131, Woodland Hills, CA 91364</text:p>
          </table:table-cell>
        </table:table-row>
        <table:table-row table:style-name="ro2">
          <table:table-cell office:value-type="string">
            <text:p>SEO Optimizers</text:p>
          </table:table-cell>
          <table:table-cell office:value-type="string">
            <text:p><text:a xlink:href="http://seooptimizers.com/">http://seooptimizers.com/</text:a></text:p>
          </table:table-cell>
          <table:table-cell office:value-type="string">
            <text:p>1509 Westmont Dr., San Pedro, CA 90732</text:p>
          </table:table-cell>
        </table:table-row>
        <table:table-row table:style-name="ro2">
          <table:table-cell office:value-type="string">
            <text:p>Nouveau Studios</text:p>
          </table:table-cell>
          <table:table-cell office:value-type="string">
            <text:p><text:a xlink:href="https://nouveau.io/">https://nouveau.io/</text:a></text:p>
          </table:table-cell>
          <table:table-cell office:value-type="string">
            <text:p>448 South Hill St., Ste 401, Los Angeles, CA 90013</text:p>
          </table:table-cell>
        </table:table-row>
        <table:table-row table:style-name="ro2">
          <table:table-cell office:value-type="string">
            <text:p>Computer Professionals</text:p>
          </table:table-cell>
          <table:table-cell office:value-type="string">
            <text:p><text:a xlink:href="http://comp-pros.com/">http://comp-pros.com/</text:a></text:p>
          </table:table-cell>
          <table:table-cell office:value-type="string">
            <text:p>11518 Santa Monica Blvd., Ste 302, Los Angeles, CA 90025</text:p>
          </table:table-cell>
        </table:table-row>
        <table:table-row table:style-name="ro2">
          <table:table-cell office:value-type="string">
            <text:p>Biago Media</text:p>
          </table:table-cell>
          <table:table-cell office:value-type="string">
            <text:p><text:a xlink:href="http://www.biagomedia.com/">http://www.biagomedia.com/</text:a></text:p>
          </table:table-cell>
          <table:table-cell office:value-type="string">
            <text:p>606 S Hill St., Ste 1205, Los Angeles, CA 90014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11/14/2014</text:date>, <text:time>13:5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 S</meta:initial-creator>
    <meta:creation-date>2014-11-14T13:39:06</meta:creation-date>
    <dc:date>2014-11-14T13:59:14</dc:date>
    <dc:creator>G S</dc:creator>
    <meta:editing-duration>PT20M9S</meta:editing-duration>
    <meta:editing-cycles>2</meta:editing-cycles>
    <meta:generator>OpenOffice/4.1.0$Unix OpenOffice.org_project/410m18$Build-9764</meta:generator>
    <meta:document-statistic meta:table-count="3" meta:cell-count="38" meta:object-count="0"/>
    <meta:user-defined meta:name=""/>
  </office:meta>
</office:document-meta>
</file>